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</office:automatic-styles>
  <office:body>
    <office:text text:use-soft-page-breaks="true">
      <text:p text:style-name="P1">Charte graphique appli Eco’Mouv !</text:p>
      <text:p text:style-name="Normal"><text:span text:style-name="T2">Couleurs</text:span> : #EAEBE6 Blanc Ordino<text:line-break/><text:tab/><text:s text:c="4"/>#D7C5A8 Beige Quartz<text:line-break/><text:tab/><text:s text:c="4"/>#B5CA69 Vert Kombu<text:line-break/><text:tab/><text:s text:c="4"/>#7A9855 Vert Asfrance<text:line-break/><text:tab/><text:s text:c="4"/>#206D3C Vert Cresson</text:p>
      <text:p text:style-name="Normal"><text:span text:style-name="T3">Polices</text:span> : font-family: 'Exo', sans-serif;<text:line-break/><text:tab/><text:s/>font-family: 'Marhey', sans-serif;</text:p>
      <text:p text:style-name="Normal"/>
      <text:p text:style-name="P4">Modification à faire :</text:p>
      <text:list text:style-name="LFO1" text:continue-numbering="true">
        <text:list-item>
          <text:p text:style-name="P5">Conditions mot de passe trop longue (écritures page signup)</text:p>
        </text:list-item>
        <text:list-item>
          <text:p text:style-name="P6">Temps de trajets, horloges pas claire (trouver chrono)</text:p>
        </text:list-item>
        <text:list-item>
          <text:p text:style-name="P7">Œil visibilité mot de passe (signup, signin)</text:p>
        </text:list-item>
        <text:list-item>
          <text:p text:style-name="P8">Mots de passe déjà utilisé passe pas sur iphone 5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élène Poirier-Halley</meta:initial-creator>
    <dc:creator>Hélène Poirier-Halley</dc:creator>
    <meta:creation-date>2024-01-11T07:21:00Z</meta:creation-date>
    <dc:date>2024-02-02T20:10:00Z</dc:date>
    <meta:template xlink:href="Normal.dotm" xlink:type="simple"/>
    <meta:editing-cycles>3</meta:editing-cycles>
    <meta:editing-duration>PT4860S</meta:editing-duration>
    <meta:document-statistic meta:page-count="1" meta:paragraph-count="1" meta:word-count="74" meta:character-count="482" meta:row-count="3" meta:non-whitespace-character-count="409"/>
  </office:meta>
</office:document-meta>
</file>